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a866b" officeooo:paragraph-rsid="001a866b"/>
    </style:style>
    <style:style style:name="P2" style:family="paragraph" style:parent-style-name="Standard">
      <style:text-properties officeooo:rsid="001c96ed" officeooo:paragraph-rsid="001c96ed"/>
    </style:style>
    <style:style style:name="P3" style:family="paragraph" style:parent-style-name="Standard">
      <style:text-properties officeooo:rsid="001e78d7" officeooo:paragraph-rsid="001e78d7"/>
    </style:style>
    <style:style style:name="P4" style:family="paragraph" style:parent-style-name="Standard">
      <style:text-properties officeooo:rsid="001f2de6" officeooo:paragraph-rsid="001f2de6"/>
    </style:style>
    <style:style style:name="P5" style:family="paragraph" style:parent-style-name="Standard">
      <style:text-properties officeooo:rsid="0021bbb5" officeooo:paragraph-rsid="00228e6f"/>
    </style:style>
    <style:style style:name="P6" style:family="paragraph" style:parent-style-name="Standard">
      <style:text-properties officeooo:rsid="001f2de6" officeooo:paragraph-rsid="001f2de6"/>
    </style:style>
    <style:style style:name="P7" style:family="paragraph" style:parent-style-name="Standard">
      <style:text-properties officeooo:rsid="00210500" officeooo:paragraph-rsid="00210500"/>
    </style:style>
    <style:style style:name="P8" style:family="paragraph" style:parent-style-name="Standard">
      <style:text-properties officeooo:rsid="0029e081" officeooo:paragraph-rsid="0029e081"/>
    </style:style>
    <style:style style:name="T1" style:family="text">
      <style:text-properties officeooo:rsid="002334fe"/>
    </style:style>
    <style:style style:name="T2" style:family="text">
      <style:text-properties officeooo:rsid="00282654"/>
    </style:style>
    <style:style style:name="T3" style:family="text">
      <style:text-properties officeooo:rsid="002a0ab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LM2500</text:p>
      <text:p text:style-name="P4">power output: 25 <text:span text:style-name="T2">[</text:span>MW<text:span text:style-name="T2">]</text:span></text:p>
      <text:p text:style-name="P4">EffTh: 0.36</text:p>
      <text:p text:style-name="P4"><text:tab/>→Heat input: 69.4 <text:span text:style-name="T2">[</text:span>MW<text:span text:style-name="T2">]</text:span></text:p>
      <text:p text:style-name="P7">m_flow of exhaust: 70.5 <text:span text:style-name="T2">[</text:span>kg/s<text:span text:style-name="T2">]</text:span></text:p>
      <text:p text:style-name="P8">TIT: <text:span text:style-name="T3">1270 [K] = 996.85 [degC]</text:span></text:p>
      <text:p text:style-name="P4">http://www.ivt.ntnu.no/ept/fag/tep4120/innhold/Laboppgaver/Gassturbin%20Introforelesning.pdf</text:p>
      <text:p text:style-name="P4"/>
      <text:p text:style-name="P4"/>
      <text:p text:style-name="P4"/>
      <text:p text:style-name="P4"/>
      <text:p text:style-name="P4"/>
      <text:p text:style-name="P5">Heat input 165 <text:span text:style-name="T2">[</text:span>MW<text:span text:style-name="T2">] (S6G reactorの熱出力)</text:span>の場合にスケール</text:p>
      <text:p text:style-name="P5"><text:tab/>熱サイクルが<text:span text:style-name="T1">LM2500と同じと仮定→heat inputと空気流量が比例</text:span></text:p>
      <text:p text:style-name="P5"><text:tab/><text:tab/>→<text:span text:style-name="T2">m_flow= 165/69.4 * 70.5 = 167.5 [kg/s]</text:span></text:p>
      <text:p text:style-name="P4"/>
      <text:p text:style-name="P4"/>
      <text:p text:style-name="P1"><draw:frame draw:style-name="fr1" draw:name="オブジェクト1" text:anchor-type="as-char" svg:y="-0.58cm" svg:width="2.228cm" svg:height="1.0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7:14:11.801000000</meta:creation-date>
    <dc:date>2023-09-26T23:17:53.667000000</dc:date>
    <meta:editing-duration>PT58M45S</meta:editing-duration>
    <meta:editing-cycles>18</meta:editing-cycles>
    <meta:generator>LibreOffice/7.5.5.2$Windows_X86_64 LibreOffice_project/ca8fe7424262805f223b9a2334bc7181abbcbf5e</meta:generator>
    <meta:document-statistic meta:table-count="0" meta:image-count="0" meta:object-count="1" meta:page-count="1" meta:paragraph-count="11" meta:word-count="72" meta:character-count="336" meta:non-whitespace-character-count="304"/>
  </office:meta>
</office:document-meta>
</file>

<file path=Object 1/content.xml><?xml version="1.0" encoding="utf-8"?>
<math xmlns="http://www.w3.org/1998/Math/MathML" display="block">
  <semantics>
    <mrow>
      <msub>
        <mi>Q</mi>
        <mi mathvariant="italic">flow</mi>
      </msub>
      <mo stretchy="false">∝</mo>
      <msub>
        <mi>m</mi>
        <mi mathvariant="italic">flow</mi>
      </msub>
    </mrow>
    <annotation encoding="StarMath 5.0">Q_flow prop m_flow   newline
 
</annotation>
  </semantics>
</math>
</file>